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draw:stroke="solid" svg:stroke-color="#000000" draw:fill="solid" draw:fill-color="#e1c340" draw:opacity="100%" draw:textarea-vertical-align="middle" fo:min-height="1.456cm"/>
    </style:style>
    <style:style style:name="gr3" style:family="graphic" style:parent-style-name="standard">
      <style:graphic-properties draw:stroke="none" svg:stroke-color="#000000" draw:fill="solid" draw:fill-color="#482b1b" fo:min-height="0.973cm"/>
    </style:style>
    <style:style style:name="gr4" style:family="graphic" style:parent-style-name="standard">
      <style:graphic-properties draw:stroke="none" svg:stroke-color="#000000" draw:fill="solid" draw:fill-color="#482b1b" draw:textarea-vertical-align="middle" fo:min-height="1.456cm"/>
    </style:style>
    <style:style style:name="gr5" style:family="graphic" style:parent-style-name="standard">
      <style:graphic-properties draw:stroke="none" svg:stroke-color="#000000" draw:fill="solid" draw:fill-color="#482b1b" draw:textarea-vertical-align="middle" fo:min-height="0.973cm"/>
    </style:style>
    <style:style style:name="gr6" style:family="graphic" style:parent-style-name="standard">
      <style:graphic-properties draw:marker-start="Square" draw:marker-start-width="0.3cm" draw:marker-end="Arrow" draw:marker-end-width="0.3cm"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solid" draw:fill-color="#1b3d2f" draw:textarea-vertical-align="middle" fo:min-height="0.95cm"/>
    </style:style>
    <style:style style:name="gr9" style:family="graphic" style:parent-style-name="standard">
      <style:graphic-properties draw:marker-start="Arrow" draw:marker-start-width="0.3cm" draw:marker-end="Square" draw:marker-end-width="0.3cm" draw:textarea-vertical-align="middle"/>
    </style:style>
    <style:style style:name="gr10" style:family="graphic" style:parent-style-name="standard">
      <style:graphic-properties draw:stroke="dash" draw:stroke-dash="Ultrafine_20_Dashed" svg:stroke-color="#000000" draw:fill="solid" draw:fill-color="#eeeeee" draw:textarea-vertical-align="middle" fo:min-height="0.851cm"/>
    </style:style>
    <style:style style:name="gr11" style:family="graphic" style:parent-style-name="standard">
      <style:graphic-properties draw:stroke="dash" draw:stroke-dash="Ultrafine_20_Dashed" svg:stroke-color="#000000" draw:fill="solid" draw:fill-color="#eeeeee" draw:opacity="100%" draw:textarea-vertical-align="middle" fo:min-height="0.851cm"/>
    </style:style>
    <style:style style:name="gr12" style:family="graphic" style:parent-style-name="objectwithoutfill">
      <style:graphic-properties draw:stroke="dash" draw:stroke-dash="Line_20_Style_20_9" draw:marker-start="" draw:marker-end="Arrow" draw:marker-end-width="0.3cm" draw:fill="solid" draw:textarea-vertical-align="middle"/>
    </style:style>
    <style:style style:name="P1" style:family="paragraph">
      <loext:graphic-properties draw:fill="none" draw:fill-color="#ffffff"/>
      <style:text-properties fo:font-size="17.8999996185303pt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>
      <loext:graphic-properties draw:fill="none" draw:fill-color="#ffffff"/>
      <style:text-properties fo:font-size="17.8999996185303pt" style:text-underline-style="solid" style:text-underline-width="auto" style:text-underline-color="font-color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e1c340" draw:opacity="100%"/>
      <style:paragraph-properties fo:text-align="start"/>
      <style:text-properties fo:font-size="11.8999996185303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482b1b"/>
      <style:paragraph-properties fo:text-align="center"/>
      <style:text-properties fo:font-size="11.8999996185303pt" style:font-size-asian="12pt" style:font-size-complex="12pt"/>
    </style:style>
    <style:style style:name="P7" style:family="paragraph">
      <loext:graphic-properties draw:fill="solid" draw:fill-color="#482b1b"/>
      <style:text-properties fo:font-size="11.8999996185303pt" style:font-size-asian="12pt" style:font-size-complex="12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solid" draw:fill-color="#1b3d2f"/>
      <style:paragraph-properties fo:text-align="center"/>
      <style:text-properties fo:font-size="11.8999996185303pt" style:font-size-asian="12pt" style:font-size-complex="12pt"/>
    </style:style>
    <style:style style:name="P10" style:family="paragraph">
      <loext:graphic-properties draw:fill="solid" draw:fill-color="#eeeeee"/>
      <style:paragraph-properties fo:text-align="center"/>
      <style:text-properties fo:font-size="10.3999996185303pt" style:font-size-asian="10.5pt" style:font-size-complex="10.5pt"/>
    </style:style>
    <style:style style:name="P11" style:family="paragraph">
      <loext:graphic-properties draw:fill="solid" draw:fill-color="#eeeeee" draw:opacity="100%"/>
      <style:paragraph-properties fo:text-align="center"/>
      <style:text-properties fo:font-size="10.3999996185303pt" style:font-size-asian="10.5pt" style:font-size-complex="10.5pt"/>
    </style:style>
    <style:style style:name="T1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style:font-name="Liberation Sans2" fo:font-size="12pt" style:font-name-asian="Liberation Sans2" style:font-size-asian="12pt" style:font-name-complex="Liberation Sans2" style:font-size-complex="12pt"/>
    </style:style>
    <style:style style:name="T4" style:family="text">
      <style:text-properties style:font-name="Liberation Sans" fo:font-size="12pt" style:font-name-asian="Liberation Sans2" style:font-size-asian="12pt" style:font-name-complex="Liberation Sans2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background-color="transparent" style:font-size-asian="12pt" style:font-size-complex="12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cm" svg:height="1.673cm" svg:x="1cm" svg:y="0.93cm">
          <draw:text-box>
            <text:p><text:span text:style-name="T1">Objectif</text:span></text:p>
          </draw:text-box>
        </draw:frame>
        <draw:frame draw:style-name="gr1" draw:text-style-name="P2" draw:layer="layout" svg:width="2.3cm" svg:height="1.673cm" svg:x="5.797cm" svg:y="1cm">
          <draw:text-box>
            <text:p><text:span text:style-name="T2">Acteur</text:span></text:p>
          </draw:text-box>
        </draw:frame>
        <draw:frame draw:style-name="gr1" draw:text-style-name="P2" draw:layer="layout" svg:width="2.3cm" svg:height="1.673cm" svg:x="9.597cm" svg:y="0.93cm">
          <draw:text-box>
            <text:p><text:span text:style-name="T2">Impact</text:span></text:p>
          </draw:text-box>
        </draw:frame>
        <draw:frame draw:style-name="gr1" draw:text-style-name="P2" draw:layer="layout" svg:width="3.925cm" svg:height="1.673cm" svg:x="14.172cm" svg:y="0.948cm">
          <draw:text-box>
            <text:p><text:span text:style-name="T2">Fonctionnalité</text:span></text:p>
          </draw:text-box>
        </draw:frame>
        <draw:frame draw:style-name="gr2" draw:text-style-name="P4" draw:layer="layout" svg:width="2.9cm" svg:height="1.706cm" svg:x="1.001cm" svg:y="14.781cm">
          <draw:text-box>
            <text:p text:style-name="P3"><text:span text:style-name="T3">↑</text:span><text:span text:style-name="T4"> </text:span><text:span text:style-name="T5">nombre de </text:span><text:span text:style-name="T6">spectateurs</text:span></text:p>
          </draw:text-box>
        </draw:frame>
        <draw:frame draw:style-name="gr3" draw:text-style-name="P6" xml:id="id2" draw:id="id2" draw:layer="layout" svg:width="3.1cm" svg:height="1.223cm" svg:x="5.598cm" svg:y="7.997cm">
          <draw:text-box>
            <text:p text:style-name="P5"><text:span text:style-name="T5">Nouveau visiteur</text:span></text:p>
          </draw:text-box>
        </draw:frame>
        <draw:frame draw:style-name="gr4" draw:text-style-name="P7" draw:layer="layout" svg:width="3.1cm" svg:height="1.706cm" svg:x="5.696cm" svg:y="14.997cm">
          <draw:text-box>
            <text:p><text:span text:style-name="T5">Spectateur qui a réservé</text:span></text:p>
          </draw:text-box>
        </draw:frame>
        <draw:frame draw:style-name="gr5" draw:text-style-name="P7" xml:id="id3" draw:id="id3" draw:layer="layout" svg:width="3.1cm" svg:height="1.223cm" svg:x="5.598cm" svg:y="22.697cm">
          <draw:text-box>
            <text:p><text:span text:style-name="T5">Staff de l’association</text:span></text:p>
          </draw:text-box>
        </draw:frame>
        <draw:line draw:style-name="gr6" draw:text-style-name="P5" xml:id="id1" draw:id="id1" draw:layer="layout" svg:x1="3.897cm" svg:y1="15.696cm" svg:x2="5.697cm" svg:y2="15.696cm">
          <text:p/>
        </draw:line>
        <draw:connector draw:style-name="gr7" draw:text-style-name="P8" draw:layer="layout" svg:x1="3.897cm" svg:y1="15.696cm" svg:x2="7.148cm" svg:y2="9.22cm" draw:start-shape="id1" draw:start-glue-point="3" draw:end-shape="id2" draw:end-glue-point="2" svg:d="M3897 15696v-3313h3251v-3163" svg:viewBox="0 0 3252 6477">
          <text:p/>
        </draw:connector>
        <draw:connector draw:style-name="gr7" draw:text-style-name="P8" draw:layer="layout" svg:x1="3.897cm" svg:y1="15.696cm" svg:x2="7.148cm" svg:y2="22.697cm" draw:start-shape="id1" draw:start-glue-point="3" draw:end-shape="id3" draw:end-glue-point="0" svg:d="M3897 15696v3576h3251v3425" svg:viewBox="0 0 3252 7002">
          <text:p/>
        </draw:connector>
        <draw:frame draw:style-name="gr8" draw:text-style-name="P9" xml:id="id8" draw:id="id8" draw:layer="layout" svg:width="3.1cm" svg:height="1.2cm" svg:x="9.997cm" svg:y="5.998cm">
          <draw:text-box>
            <text:p text:style-name="P5"><text:span text:style-name="T7">Trouver en ligne</text:span></text:p>
          </draw:text-box>
        </draw:frame>
        <draw:frame draw:style-name="gr8" draw:text-style-name="P9" draw:layer="layout" svg:width="3.1cm" svg:height="1.2cm" svg:x="9.997cm" svg:y="8.357cm">
          <draw:text-box>
            <text:p text:style-name="P5"><text:span text:style-name="T7">S’informer</text:span></text:p>
          </draw:text-box>
        </draw:frame>
        <draw:frame draw:style-name="gr8" draw:text-style-name="P9" xml:id="id9" draw:id="id9" draw:layer="layout" svg:width="3.1cm" svg:height="1.2cm" svg:x="10cm" svg:y="10.46cm">
          <draw:text-box>
            <text:p text:style-name="P5"><text:span text:style-name="T7">Réserver</text:span></text:p>
          </draw:text-box>
        </draw:frame>
        <draw:line draw:style-name="gr9" draw:text-style-name="P5" xml:id="id7" draw:id="id7" draw:layer="layout" svg:x1="9.997cm" svg:y1="8.597cm" svg:x2="8.697cm" svg:y2="8.597cm">
          <text:p/>
        </draw:line>
        <draw:frame draw:style-name="gr8" draw:text-style-name="P9" draw:layer="layout" svg:width="3.1cm" svg:height="1.2cm" svg:x="9.997cm" svg:y="14.997cm">
          <draw:text-box>
            <text:p text:style-name="P5"><text:span text:style-name="T7">Recommander</text:span></text:p>
          </draw:text-box>
        </draw:frame>
        <draw:frame draw:style-name="gr8" draw:text-style-name="P9" xml:id="id6" draw:id="id6" draw:layer="layout" svg:width="3.1cm" svg:height="1.2cm" svg:x="9.997cm" svg:y="12.997cm">
          <draw:text-box>
            <text:p text:style-name="P5"><text:span text:style-name="T7">Arriver</text:span></text:p>
          </draw:text-box>
        </draw:frame>
        <draw:frame draw:style-name="gr8" draw:text-style-name="P9" xml:id="id5" draw:id="id5" draw:layer="layout" svg:width="3.1cm" svg:height="1.2cm" svg:x="9.997cm" svg:y="16.997cm">
          <draw:text-box>
            <text:p text:style-name="P5"><text:span text:style-name="T7">Rester informé</text:span></text:p>
          </draw:text-box>
        </draw:frame>
        <draw:frame draw:style-name="gr8" draw:text-style-name="P9" xml:id="id10" draw:id="id10" draw:layer="layout" svg:width="3.1cm" svg:height="1.2cm" svg:x="9.997cm" svg:y="21.297cm">
          <draw:text-box>
            <text:p text:style-name="P5"><text:span text:style-name="T7">Éditer le </text:span><text:span text:style-name="T8">site</text:span></text:p>
          </draw:text-box>
        </draw:frame>
        <draw:frame draw:style-name="gr8" draw:text-style-name="P9" xml:id="id11" draw:id="id11" draw:layer="layout" svg:width="3.1cm" svg:height="1.2cm" svg:x="9.997cm" svg:y="24.297cm">
          <draw:text-box>
            <text:p text:style-name="P5"><text:span text:style-name="T7">Communiquer</text:span></text:p>
          </draw:text-box>
        </draw:frame>
        <draw:line draw:style-name="gr6" draw:text-style-name="P5" xml:id="id4" draw:id="id4" draw:layer="layout" svg:x1="8.797cm" svg:y1="15.696cm" svg:x2="9.997cm" svg:y2="15.696cm">
          <text:p/>
        </draw:line>
        <draw:connector draw:style-name="gr7" draw:text-style-name="P8" draw:layer="layout" svg:x1="8.797cm" svg:y1="15.696cm" svg:x2="9.997cm" svg:y2="17.597cm" draw:start-shape="id4" draw:start-glue-point="3" draw:end-shape="id5" draw:end-glue-point="3" svg:d="M8797 15696v1901h1200" svg:viewBox="0 0 1201 1902">
          <text:p/>
        </draw:connector>
        <draw:connector draw:style-name="gr7" draw:text-style-name="P8" draw:layer="layout" svg:x1="8.797cm" svg:y1="15.696cm" svg:x2="9.997cm" svg:y2="13.597cm" draw:start-shape="id4" draw:start-glue-point="3" draw:end-shape="id6" draw:end-glue-point="3" svg:d="M8797 15696v-2099h1200" svg:viewBox="0 0 1201 2100">
          <text:p/>
        </draw:connector>
        <draw:connector draw:style-name="gr7" draw:text-style-name="P8" draw:layer="layout" svg:x1="8.697cm" svg:y1="8.597cm" svg:x2="9.997cm" svg:y2="6.598cm" draw:start-shape="id7" draw:start-glue-point="3" draw:end-shape="id8" draw:end-glue-point="3" svg:d="M8697 8597v-1999h1300" svg:viewBox="0 0 1301 2000">
          <text:p/>
        </draw:connector>
        <draw:connector draw:style-name="gr7" draw:text-style-name="P8" draw:layer="layout" svg:x1="8.697cm" svg:y1="8.597cm" svg:x2="10cm" svg:y2="11.06cm" draw:start-shape="id7" draw:start-glue-point="3" draw:end-shape="id9" draw:end-glue-point="3" svg:d="M8697 8597v2463h1303" svg:viewBox="0 0 1304 2464">
          <text:p/>
        </draw:connector>
        <draw:connector draw:style-name="gr7" draw:text-style-name="P8" draw:layer="layout" svg:x1="8.698cm" svg:y1="23.308cm" svg:x2="9.997cm" svg:y2="21.897cm" draw:start-shape="id3" draw:start-glue-point="1" draw:end-shape="id10" draw:end-glue-point="3" svg:d="M8698 23308h650v-1411h649" svg:viewBox="0 0 1300 1412">
          <text:p/>
        </draw:connector>
        <draw:connector draw:style-name="gr7" draw:text-style-name="P8" draw:layer="layout" svg:x1="8.698cm" svg:y1="23.308cm" svg:x2="9.997cm" svg:y2="24.897cm" draw:start-shape="id3" draw:start-glue-point="1" draw:end-shape="id11" draw:end-glue-point="3" svg:d="M8698 23308h650v1589h649" svg:viewBox="0 0 1300 1590">
          <text:p/>
        </draw:connector>
        <draw:frame draw:style-name="gr10" draw:text-style-name="P10" draw:layer="layout" svg:width="6.3cm" svg:height="1.101cm" svg:x="13.697cm" svg:y="5.397cm">
          <draw:text-box>
            <text:p text:style-name="P5"><text:span text:style-name="T8">Référencement sites spécialisés</text:span></text:p>
          </draw:text-box>
        </draw:frame>
        <draw:frame draw:style-name="gr10" draw:text-style-name="P10" xml:id="id14" draw:id="id14" draw:layer="layout" svg:width="6.3cm" svg:height="1.101cm" svg:x="13.697cm" svg:y="6.397cm">
          <draw:text-box>
            <text:p text:style-name="P5"><text:span text:style-name="T8">Meetup.com / Facebook Event</text:span></text:p>
          </draw:text-box>
        </draw:frame>
        <draw:frame draw:style-name="gr10" draw:text-style-name="P10" draw:layer="layout" svg:width="6.3cm" svg:height="1.101cm" svg:x="13.697cm" svg:y="7.697cm">
          <draw:text-box>
            <text:p text:style-name="P5"><text:span text:style-name="T8">Publi-rédactionnel</text:span></text:p>
          </draw:text-box>
        </draw:frame>
        <draw:frame draw:style-name="gr11" draw:text-style-name="P11" draw:layer="layout" svg:width="6.3cm" svg:height="1.101cm" svg:x="13.697cm" svg:y="8.497cm">
          <draw:text-box>
            <text:p text:style-name="P5"><text:span text:style-name="T8">Contact</text:span></text:p>
          </draw:text-box>
        </draw:frame>
        <draw:frame draw:style-name="gr10" draw:text-style-name="P10" draw:layer="layout" svg:width="6.3cm" svg:height="1.101cm" svg:x="13.697cm" svg:y="10.497cm">
          <draw:text-box>
            <text:p text:style-name="P5"><text:span text:style-name="T8">Réservation en ligne</text:span></text:p>
          </draw:text-box>
        </draw:frame>
        <draw:frame draw:style-name="gr10" draw:text-style-name="P10" draw:layer="layout" svg:width="6.3cm" svg:height="1.101cm" svg:x="13.697cm" svg:y="12.898cm">
          <draw:text-box>
            <text:p text:style-name="P5"><text:span text:style-name="T8">Intégration Google Maps</text:span></text:p>
          </draw:text-box>
        </draw:frame>
        <draw:frame draw:style-name="gr10" draw:text-style-name="P10" xml:id="id13" draw:id="id13" draw:layer="layout" svg:width="6.3cm" svg:height="1.101cm" svg:x="13.697cm" svg:y="14.897cm">
          <draw:text-box>
            <text:p text:style-name="P5"><text:span text:style-name="T8">Boutons sociaux</text:span></text:p>
          </draw:text-box>
        </draw:frame>
        <draw:frame draw:style-name="gr10" draw:text-style-name="P10" draw:layer="layout" svg:width="6.3cm" svg:height="1.101cm" svg:x="13.697cm" svg:y="16.897cm">
          <draw:text-box>
            <text:p text:style-name="P5"><text:span text:style-name="T8">Newsletters</text:span></text:p>
          </draw:text-box>
        </draw:frame>
        <draw:frame draw:style-name="gr10" draw:text-style-name="P10" xml:id="id12" draw:id="id12" draw:layer="layout" svg:width="6.3cm" svg:height="1.101cm" svg:x="13.697cm" svg:y="22.697cm">
          <draw:text-box>
            <text:p text:style-name="P5"><text:span text:style-name="T8">Back-office</text:span></text:p>
          </draw:text-box>
        </draw:frame>
        <draw:frame draw:style-name="gr10" draw:text-style-name="P10" draw:layer="layout" svg:width="6.3cm" svg:height="1.101cm" svg:x="13.697cm" svg:y="9.395cm">
          <draw:text-box>
            <text:p text:style-name="P5"><text:span text:style-name="T8">Photos</text:span></text:p>
          </draw:text-box>
        </draw:frame>
        <draw:connector draw:style-name="gr7" draw:text-style-name="P8" draw:layer="layout" svg:x1="13.097cm" svg:y1="21.897cm" svg:x2="16.847cm" svg:y2="22.697cm" draw:start-shape="id10" draw:start-glue-point="1" draw:end-shape="id12" draw:end-glue-point="0" svg:d="M13097 21897h3750v800" svg:viewBox="0 0 3751 801">
          <text:p/>
        </draw:connector>
        <draw:connector draw:style-name="gr7" draw:text-style-name="P8" draw:layer="layout" svg:x1="13.097cm" svg:y1="24.897cm" svg:x2="16.847cm" svg:y2="23.798cm" draw:start-shape="id11" draw:start-glue-point="1" draw:end-shape="id12" draw:end-glue-point="2" svg:d="M13097 24897h3750v-1099" svg:viewBox="0 0 3751 1100">
          <text:p/>
        </draw:connector>
        <draw:line draw:style-name="gr7" draw:text-style-name="P8" draw:layer="layout" svg:x1="13.097cm" svg:y1="6.498cm" svg:x2="14.097cm" svg:y2="5.998cm">
          <text:p/>
        </draw:line>
        <draw:line draw:style-name="gr7" draw:text-style-name="P8" draw:layer="layout" svg:x1="13.097cm" svg:y1="6.498cm" svg:x2="14.097cm" svg:y2="6.998cm">
          <text:p/>
        </draw:line>
        <draw:line draw:style-name="gr7" draw:text-style-name="P8" draw:layer="layout" svg:x1="13.09cm" svg:y1="8.67cm" svg:x2="13.99cm" svg:y2="8.17cm">
          <text:p/>
        </draw:line>
        <draw:line draw:style-name="gr7" draw:text-style-name="P8" draw:layer="layout" svg:x1="13.097cm" svg:y1="8.995cm" svg:x2="14.09cm" svg:y2="8.97cm">
          <text:p/>
        </draw:line>
        <draw:line draw:style-name="gr7" draw:text-style-name="P8" draw:layer="layout" svg:x1="13.097cm" svg:y1="9.097cm" svg:x2="14cm" svg:y2="9.9cm">
          <text:p/>
        </draw:line>
        <draw:line draw:style-name="gr7" draw:text-style-name="P8" draw:layer="layout" svg:x1="13.114cm" svg:y1="11.062cm" svg:x2="14.59cm" svg:y2="11.07cm">
          <text:p/>
        </draw:line>
        <draw:line draw:style-name="gr7" draw:text-style-name="P8" draw:layer="layout" svg:x1="13.097cm" svg:y1="13.486cm" svg:x2="14.597cm" svg:y2="13.486cm">
          <text:p/>
        </draw:line>
        <draw:line draw:style-name="gr7" draw:text-style-name="P8" draw:layer="layout" svg:x1="13.097cm" svg:y1="15.496cm" svg:x2="14.597cm" svg:y2="15.496cm">
          <text:p/>
        </draw:line>
        <draw:line draw:style-name="gr7" draw:text-style-name="P8" draw:layer="layout" svg:x1="13.097cm" svg:y1="17.496cm" svg:x2="14.597cm" svg:y2="17.496cm">
          <text:p/>
        </draw:line>
        <draw:connector draw:style-name="gr12" draw:text-style-name="P8" draw:layer="layout" svg:x1="19.997cm" svg:y1="15.447cm" svg:x2="19.997cm" svg:y2="6.947cm" draw:start-shape="id13" draw:start-glue-point="1" draw:end-shape="id14" draw:end-glue-point="1" svg:d="M19997 15447h501v-8500h-501" svg:viewBox="0 0 502 85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25T14:31:17.284000000</meta:creation-date>
    <meta:editing-duration>PT42M5S</meta:editing-duration>
    <meta:editing-cycles>12</meta:editing-cycles>
    <meta:generator>LibreOffice/6.3.3.2$Windows_X86_64 LibreOffice_project/a64200df03143b798afd1ec74a12ab50359878ed</meta:generator>
    <dc:date>2020-01-26T22:03:40.594000000</dc:date>
    <meta:document-statistic meta:object-count="49"/>
  </office:meta>
</office:document-meta>
</file>